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officeooo:rsid="0001110a"/>
    </style:style>
    <style:style style:name="T2" style:family="text">
      <style:text-properties fo:font-weight="bold" officeooo:rsid="0001110a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 draw:frame-margin-horizontal="0px" draw:frame-margin-vertical="0px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cm" svg:y="0cm" svg:width="16.96cm" svg:height="1.588cm" draw:z-index="0">
        <draw:floating-frame draw:frame-name="aswift_2"/>
      </draw:frame>
      <text:p text:style-name="Text_20_body"><text:tab/><text:tab/><text:tab/><text:tab/><text:span text:style-name="T2">QUEUE USING LINKED LIST</text:span></text:p>
      <text:p text:style-name="Text_20_body"/>
      <text:p text:style-name="Text_20_body"><text:span text:style-name="T4">In the previous post, we introduced Queue and discussed array implementation. In this post, linked list implementation is discussed. The following two main operations must be implemented efficiently.</text:span></text:p>
      <text:p text:style-name="Text_20_body"><text:span text:style-name="T4">In a Queue data structure, we maintain two pointers, </text:span><text:span text:style-name="Emphasis"><text:span text:style-name="T4">front</text:span></text:span><text:span text:style-name="T4"> and </text:span><text:span text:style-name="Emphasis"><text:span text:style-name="T4">rear</text:span></text:span><text:span text:style-name="T4">. The </text:span><text:span text:style-name="Emphasis"><text:span text:style-name="T4">front</text:span></text:span><text:span text:style-name="T4"> points the first item of queue and </text:span><text:span text:style-name="Emphasis"><text:span text:style-name="T4">rear</text:span></text:span><text:span text:style-name="T4"> points to last item.</text:span></text:p>
      <text:p text:style-name="Text_20_body"><text:span text:style-name="Strong_20_Emphasis"><text:span text:style-name="T4">enQueue()</text:span></text:span><text:span text:style-name="T4"> This operation adds a new node after </text:span><text:span text:style-name="Emphasis"><text:span text:style-name="T4">rear </text:span></text:span><text:span text:style-name="T4">and moves </text:span><text:span text:style-name="Emphasis"><text:span text:style-name="T4">rear</text:span></text:span><text:span text:style-name="T4"> to the next node.</text:span></text:p>
      <text:p text:style-name="P2"><text:bookmark text:name="aswift_2_expand"/><text:bookmark text:name="aswift_2_anchor"/></text:p>
      <text:p text:style-name="Text_20_body"><text:span text:style-name="Strong_20_Emphasis"><text:span text:style-name="T4">deQueue()</text:span></text:span><text:span text:style-name="T4"> This operation removes the front node and moves </text:span><text:span text:style-name="Emphasis"><text:span text:style-name="T4">front</text:span></text:span><text:span text:style-name="T4"> to the next node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3:51:00.842909913</meta:creation-date>
    <dc:date>2019-01-03T23:54:25.887468469</dc:date>
    <meta:editing-duration>PT3M24S</meta:editing-duration>
    <meta:editing-cycles>2</meta:editing-cycles>
    <meta:generator>LibreOffice/6.0.7.3$Linux_X86_64 LibreOffice_project/00m0$Build-3</meta:generator>
    <meta:document-statistic meta:table-count="0" meta:image-count="0" meta:object-count="1" meta:page-count="1" meta:paragraph-count="5" meta:word-count="88" meta:character-count="530" meta:non-whitespace-character-count="443"/>
  </office:meta>
</office:document-meta>
</file>